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text-position="sub 58%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ac Power Dissipation</text:p>
      <text:p text:style-name="P1"/>
      <text:p text:style-name="Standard"><draw:frame draw:style-name="fr1" draw:name="Object1" text:anchor-type="as-char" svg:y="-0.378in" svg:width="2.1953in" svg:height="0.462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I<text:span text:style-name="T1">RMS</text:span>= 5A<text:line-break/><text:line-break/>I<text:span text:style-name="T1">T (AVG)</text:span> = 4.5A</text:p>
      <text:p text:style-name="Standard"/>
      <text:p text:style-name="Standard"><draw:frame draw:style-name="fr1" draw:name="Object2" text:anchor-type="as-char" svg:y="-0.198in" svg:width="3.0161in" svg:height="0.2827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3" text:anchor-type="as-char" svg:y="-0.2299in" svg:width="3.5346in" svg:height="0.311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ct4" text:anchor-type="as-char" svg:y="-0.198in" svg:width="1.3102in" svg:height="0.2791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P2">TRIAC Heating</text:p>
      <text:p text:style-name="P2"/>
      <text:p text:style-name="Standard"><text:span text:style-name="T2">Heatsink selected: 4.7°C/W </text:span></text:p>
      <text:p text:style-name="Standard"><text:span text:style-name="T2"/></text:p>
      <text:p text:style-name="Standard"><text:span text:style-name="T2"><draw:frame draw:style-name="fr1" draw:name="Object5" text:anchor-type="as-char" svg:y="-0.198in" svg:width="6.1425in" svg:height="0.27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Standard"><text:span text:style-name="T2"><draw:frame draw:style-name="fr1" draw:name="Object6" text:anchor-type="as-char" svg:y="-0.198in" svg:width="2.8681in" svg:height="0.27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Standard"><text:span text:style-name="T2"><draw:frame draw:style-name="fr1" draw:name="Object8" text:anchor-type="as-char" svg:y="-0.198in" svg:width="2.0492in" svg:height="0.27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Standard"><text:span text:style-name="T2"><draw:frame draw:style-name="fr1" draw:name="Object7" text:anchor-type="as-char" svg:y="-0.198in" svg:width="1.0484in" svg:height="0.27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1T17:37:13.60</meta:creation-date>
    <dc:date>2020-05-11T18:05:37.13</dc:date>
    <meta:editing-duration>PT28M23S</meta:editing-duration>
    <meta:editing-cycles>3</meta:editing-cycles>
    <meta:generator>OpenOffice/4.1.6$Win32 OpenOffice.org_project/416m1$Build-9790</meta:generator>
    <meta:document-statistic meta:table-count="0" meta:image-count="0" meta:object-count="8" meta:page-count="1" meta:paragraph-count="12" meta:word-count="14" meta:character-count="96"/>
  </office:meta>
</office:document-meta>
</file>

<file path=Object 1/content.xml><?xml version="1.0" encoding="utf-8"?>
<math xmlns="http://www.w3.org/1998/Math/MathML">
  <semantics>
    <mrow>
      <mrow>
        <msub>
          <mi>I</mi>
          <mrow>
            <mi>T</mi>
            <mrow>
              <mo stretchy="false">(</mo>
              <mrow>
                <mi mathvariant="italic">AVG</mi>
              </mrow>
              <mo stretchy="false">)</mo>
            </mrow>
          </mrow>
        </msub>
        <mo stretchy="false">=</mo>
        <mfrac>
          <mrow>
            <mrow>
              <mn>2</mn>
              <mo stretchy="false">×</mo>
              <msqrt>
                <mrow>
                  <mo stretchy="false">(</mo>
                  <mrow>
                    <mn>2</mn>
                  </mrow>
                  <mo stretchy="false">)</mo>
                </mrow>
              </msqrt>
            </mrow>
            <mo stretchy="false">×</mo>
            <msub>
              <mi>I</mi>
              <mrow>
                <mi mathvariant="italic">RMS</mi>
              </mrow>
            </msub>
          </mrow>
          <mo stretchy="false">π</mo>
        </mfrac>
      </mrow>
    </mrow>
    <annotation encoding="StarMath 5.0">I_{T (AVG)}= 2 times sqrt(2) times I_{RMS} over %pi
</annotation>
  </semantics>
</math>
</file>

<file path=Object 2/content.xml><?xml version="1.0" encoding="utf-8"?>
<math xmlns="http://www.w3.org/1998/Math/MathML">
  <semantics>
    <mrow>
      <mrow>
        <msub>
          <mi>P</mi>
          <mi mathvariant="italic">TRIAC</mi>
        </msub>
        <mo stretchy="false">=</mo>
        <mrow>
          <mrow>
            <msub>
              <mi>V</mi>
              <mrow>
                <mi>G</mi>
                <mi>T</mi>
              </mrow>
            </msub>
            <mo stretchy="false">×</mo>
            <msub>
              <mi>I</mi>
              <mrow>
                <mi>T</mi>
                <mrow>
                  <mo stretchy="false">(</mo>
                  <mrow>
                    <mi mathvariant="italic">AVG</mi>
                  </mrow>
                  <mo stretchy="false">)</mo>
                </mrow>
              </mrow>
            </msub>
          </mrow>
          <mo stretchy="false">+</mo>
          <mrow>
            <mi mathvariant="italic">RS</mi>
            <mo stretchy="false">×</mo>
            <msub>
              <mi>I</mi>
              <mi mathvariant="italic">RMS</mi>
            </msub>
          </mrow>
        </mrow>
      </mrow>
    </mrow>
    <annotation encoding="StarMath 5.0">P_TRIAC = V_{G T} times I_{T (AVG)} + RS times I_RMS


</annotation>
  </semantics>
</math>
</file>

<file path=Object 3/content.xml><?xml version="1.0" encoding="utf-8"?>
<math xmlns="http://www.w3.org/1998/Math/MathML">
  <semantics>
    <mrow>
      <mrow>
        <msub>
          <mi>P</mi>
          <mi mathvariant="italic">TRIAC</mi>
        </msub>
        <mo stretchy="false">=</mo>
        <mrow>
          <mrow>
            <mo stretchy="false">(</mo>
            <mrow>
              <mrow>
                <mn>1.5V</mn>
                <mo stretchy="false">×</mo>
                <mn>4.5A</mn>
              </mrow>
            </mrow>
            <mo stretchy="false">)</mo>
          </mrow>
          <mo stretchy="false">+</mo>
          <mrow>
            <mo stretchy="false">(</mo>
            <mrow>
              <mrow>
                <mn>0.0316</mn>
                <mo stretchy="false">×</mo>
                <msup>
                  <mrow>
                    <mo stretchy="false">(</mo>
                    <mrow>
                      <mn>5</mn>
                    </mrow>
                    <mo stretchy="false">)</mo>
                  </mrow>
                  <mn>2</mn>
                </msup>
              </mrow>
            </mrow>
            <mo stretchy="false">)</mo>
          </mrow>
        </mrow>
      </mrow>
    </mrow>
    <annotation encoding="StarMath 5.0">P_TRIAC = (1.5V times 4.5A) + (0.0316 times (5)^2) 


</annotation>
  </semantics>
</math>
</file>

<file path=Object 4/content.xml><?xml version="1.0" encoding="utf-8"?>
<math xmlns="http://www.w3.org/1998/Math/MathML">
  <semantics>
    <mrow>
      <mrow>
        <msub>
          <mi>P</mi>
          <mi mathvariant="italic">TRIAC</mi>
        </msub>
        <mo stretchy="false">=</mo>
        <mn>7.5W</mn>
      </mrow>
    </mrow>
    <annotation encoding="StarMath 5.0">P_TRIAC = 7.5W

</annotation>
  </semantics>
</math>
</file>

<file path=Object 5/content.xml><?xml version="1.0" encoding="utf-8"?>
<math xmlns="http://www.w3.org/1998/Math/MathML">
  <semantics>
    <mrow>
      <mrow>
        <msub>
          <mi>T</mi>
          <mi>J</mi>
        </msub>
        <mo stretchy="false">=</mo>
        <mi mathvariant="italic">Ambient</mi>
      </mrow>
      <mi mathvariant="italic">Temp</mi>
      <mrow>
        <mrow>
          <mo stretchy="false">(</mo>
          <mrow>
            <mi>°</mi>
            <mi>C</mi>
          </mrow>
          <mo stretchy="false">)</mo>
        </mrow>
        <mo stretchy="false">+</mo>
        <msub>
          <mi>P</mi>
          <mrow>
            <mi mathvariant="italic">TRIAC</mi>
          </mrow>
        </msub>
      </mrow>
      <mrow>
        <mrow>
          <mo stretchy="false">(</mo>
          <mrow>
            <mi>W</mi>
          </mrow>
          <mo stretchy="false">)</mo>
        </mrow>
        <mo stretchy="false">×</mo>
        <mi mathvariant="italic">Thermal</mi>
      </mrow>
      <mi mathvariant="italic">Resistance</mi>
      <mrow>
        <mo stretchy="false">(</mo>
        <mrow>
          <mi>°</mi>
          <mrow>
            <mi>C</mi>
            <mo stretchy="false">/</mo>
            <mi>W</mi>
          </mrow>
        </mrow>
        <mo stretchy="false">)</mo>
      </mrow>
    </mrow>
    <annotation encoding="StarMath 5.0">T_J = Ambient Temp (°C) + P_{TRIAC}(W) times Thermal Resistance(°C/W)


</annotation>
  </semantics>
</math>
</file>

<file path=Object 6/content.xml><?xml version="1.0" encoding="utf-8"?>
<math xmlns="http://www.w3.org/1998/Math/MathML">
  <semantics>
    <mrow>
      <mrow>
        <msub>
          <mi>T</mi>
          <mi>J</mi>
        </msub>
        <mo stretchy="false">=</mo>
        <mn>25</mn>
      </mrow>
      <mi>°</mi>
      <mrow>
        <mi>C</mi>
        <mo stretchy="false">+</mo>
        <mrow>
          <mn>7.5W</mn>
          <mo stretchy="false">×</mo>
          <mn>4.7</mn>
        </mrow>
      </mrow>
      <mtext/>
      <mi>°</mi>
      <mrow>
        <mi>C</mi>
        <mo stretchy="false">/</mo>
        <mi>W</mi>
      </mrow>
    </mrow>
    <annotation encoding="StarMath 5.0">T_J = 25°C + 7.5W times 4.7%°C/W



</annotation>
  </semantics>
</math>
</file>

<file path=Object 7/content.xml><?xml version="1.0" encoding="utf-8"?>
<math xmlns="http://www.w3.org/1998/Math/MathML">
  <semantics>
    <mrow>
      <mrow>
        <msub>
          <mi>T</mi>
          <mi>J</mi>
        </msub>
        <mo stretchy="false">=</mo>
        <mn>60</mn>
      </mrow>
      <mi>°</mi>
      <mi>C</mi>
    </mrow>
    <annotation encoding="StarMath 5.0">T_J = 60°C


</annotation>
  </semantics>
</math>
</file>

<file path=Object 8/content.xml><?xml version="1.0" encoding="utf-8"?>
<math xmlns="http://www.w3.org/1998/Math/MathML">
  <semantics>
    <mrow>
      <mrow>
        <msub>
          <mi>T</mi>
          <mi>J</mi>
        </msub>
        <mo stretchy="false">=</mo>
        <mn>25</mn>
      </mrow>
      <mi>°</mi>
      <mrow>
        <mi>C</mi>
        <mo stretchy="false">+</mo>
        <mn>35.25</mn>
      </mrow>
      <mi>°</mi>
      <mi>C</mi>
    </mrow>
    <annotation encoding="StarMath 5.0">T_J = 25°C + 35.25°C



</annotation>
  </semantics>
</math>
</file>